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48cm" fo:min-width="2.47cm"/>
    </style:style>
    <style:style style:name="gr2" style:family="graphic" style:parent-style-name="standard">
      <style:graphic-properties draw:textarea-horizontal-align="justify" draw:textarea-vertical-align="middle" draw:auto-grow-height="false" fo:min-height="2.35cm" fo:min-width="4.5cm"/>
    </style:style>
    <style:style style:name="gr3" style:family="graphic" style:parent-style-name="standard">
      <style:graphic-properties draw:textarea-horizontal-align="justify" draw:textarea-vertical-align="middle" draw:auto-grow-height="false" fo:min-height="1.9cm" fo:min-width="1.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262cm" fo:min-width="3.342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75cm" fo:min-width="6.1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2.014cm" fo:min-width="3.24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4.2cm" svg:height="2.4cm" svg:x="6.3cm" svg:y="1.6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5cm" svg:height="2.6cm" svg:x="5.6cm" svg:y="5cm">
          <text:p text:style-name="P1">i = 0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.2cm" svg:height="4.3cm" svg:x="6.5cm" svg:y="8.9cm">
          <text:p text:style-name="P1">I &lt;= 2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draw:type="line" svg:x1="8.4cm" svg:y1="4cm" svg:x2="8.1cm" svg:y2="5cm" draw:start-shape="id1" draw:start-glue-point="8" draw:end-shape="id2" svg:d="M8400 4000l-300 1000" svg:viewBox="0 0 301 1001">
          <text:p/>
        </draw:connector>
        <draw:connector draw:style-name="gr4" draw:text-style-name="P2" draw:layer="layout" draw:type="line" svg:x1="8.1cm" svg:y1="7.6cm" svg:x2="8.6cm" svg:y2="8.9cm" draw:start-shape="id2" draw:end-shape="id3" svg:d="M8100 7600l500 1300" svg:viewBox="0 0 501 1301">
          <text:p/>
        </draw:connector>
        <draw:custom-shape draw:style-name="gr5" draw:text-style-name="P1" xml:id="id4" draw:id="id4" draw:layer="layout" svg:width="6.1cm" svg:height="2.4cm" svg:x="9cm" svg:y="14.3cm">
          <text:p text:style-name="P1">Wyprowadź i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svg:x1="10.7cm" svg:y1="11.05cm" svg:x2="12.813cm" svg:y2="14.3cm" draw:start-shape="id3" draw:start-glue-point="7" draw:end-shape="id4" draw:end-glue-point="4" svg:d="M10700 11050h2113v3250" svg:viewBox="0 0 2114 3251">
          <text:p text:style-name="P1">TAK</text:p>
        </draw:connector>
        <draw:custom-shape draw:style-name="gr7" draw:text-style-name="P1" xml:id="id5" draw:id="id5" draw:layer="layout" svg:width="6.6cm" svg:height="3cm" svg:x="10.8cm" svg:y="19.1cm">
          <text:p text:style-name="P1">i = i + 2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2.05cm" svg:y1="16.7cm" svg:x2="14.1cm" svg:y2="19.1cm" draw:start-shape="id4" draw:start-glue-point="8" draw:end-shape="id5" svg:d="M12050 16700l2050 2400" svg:viewBox="0 0 2051 2401">
          <text:p/>
        </draw:connector>
        <draw:connector draw:style-name="gr8" draw:text-style-name="P2" draw:layer="layout" draw:type="curve" svg:x1="17.4cm" svg:y1="20.6cm" svg:x2="8.6cm" svg:y2="8.9cm" draw:start-shape="id5" draw:start-glue-point="1" draw:end-shape="id3" draw:end-glue-point="4" svg:d="M17400 20600c751 0 627-6101-1761-9214s-7039-3237-7039-2486" svg:viewBox="0 0 9209 12084">
          <text:p/>
        </draw:connector>
        <draw:custom-shape draw:style-name="gr9" draw:text-style-name="P1" xml:id="id6" draw:id="id6" draw:layer="layout" svg:width="5.3cm" svg:height="3.2cm" svg:x="2.7cm" svg:y="19.9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draw:type="lines" svg:x1="6.5cm" svg:y1="11.05cm" svg:x2="5.35cm" svg:y2="19.9cm" draw:start-shape="id3" draw:start-glue-point="5" draw:end-shape="id6" svg:d="M6500 11050h-501l-649 8349v501" svg:viewBox="0 0 1151 8851">
          <text:p text:style-name="P1">FAŁSZ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09:30:16.708952598</meta:creation-date>
    <dc:date>2019-09-16T09:36:50.784052985</dc:date>
    <meta:editing-duration>PT6M34S</meta:editing-duration>
    <meta:editing-cycles>1</meta:editing-cycles>
    <meta:document-statistic meta:object-count="12"/>
    <meta:generator>LibreOffice/6.0.7.3$Linux_X86_64 LibreOffice_project/00m0$Build-3</meta:generator>
  </office:meta>
</office:document-meta>
</file>